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101cm" fo:margin-bottom="0cm" loext:contextual-spacing="false"/>
    </style:style>
    <style:style style:name="P2" style:family="paragraph" style:parent-style-name="Text_20_body">
      <style:paragraph-properties fo:margin-top="0.101cm" fo:margin-bottom="0cm" loext:contextual-spacing="false"/>
    </style:style>
    <style:style style:name="P3" style:family="paragraph" style:parent-style-name="Text_20_body">
      <style:paragraph-properties fo:margin-top="0.101cm" fo:margin-bottom="0cm" loext:contextual-spacing="false"/>
      <style:text-properties officeooo:paragraph-rsid="002fc869"/>
    </style:style>
    <style:style style:name="P4" style:family="paragraph" style:parent-style-name="Text_20_body">
      <style:paragraph-properties fo:margin-top="0.101cm" fo:margin-bottom="0cm" loext:contextual-spacing="false"/>
      <style:text-properties officeooo:paragraph-rsid="0030bcc0"/>
    </style:style>
    <style:style style:name="P5" style:family="paragraph" style:parent-style-name="Heading_20_3">
      <style:paragraph-properties fo:margin-top="0cm" fo:margin-bottom="0cm" loext:contextual-spacing="false"/>
    </style:style>
    <style:style style:name="P6" style:family="paragraph" style:parent-style-name="Text_20_body">
      <style:text-properties officeooo:rsid="002c5ced" officeooo:paragraph-rsid="002c5ced"/>
    </style:style>
    <style:style style:name="P7" style:family="paragraph" style:parent-style-name="Text_20_body">
      <style:paragraph-properties fo:margin-top="0.101cm" fo:margin-bottom="0cm" loext:contextual-spacing="false"/>
      <style:text-properties officeooo:paragraph-rsid="0032e74c"/>
    </style:style>
    <style:style style:name="P8" style:family="paragraph" style:parent-style-name="Heading_20_1" style:master-page-name="Right_20_Page">
      <style:paragraph-properties fo:margin-top="0.101cm" fo:margin-bottom="0.21cm" loext:contextual-spacing="false" style:page-number="auto"/>
      <style:text-properties officeooo:rsid="002fc869" officeooo:paragraph-rsid="002fc869"/>
    </style:style>
    <style:style style:name="P9" style:family="paragraph" style:parent-style-name="Heading_20_3">
      <style:paragraph-properties fo:margin-top="0.4cm" fo:margin-bottom="0cm" loext:contextual-spacing="false"/>
    </style:style>
    <style:style style:name="P10" style:family="paragraph" style:parent-style-name="Heading_20_3">
      <style:paragraph-properties fo:margin-top="0.101cm" fo:margin-bottom="0cm" loext:contextual-spacing="false"/>
    </style:style>
    <style:style style:name="T1" style:family="text">
      <style:text-properties officeooo:rsid="002fc869"/>
    </style:style>
    <style:style style:name="T2" style:family="text">
      <style:text-properties officeooo:rsid="0030bcc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0bcc0" style:font-style-asian="italic" style:font-style-complex="italic"/>
    </style:style>
    <style:style style:name="T5" style:family="text">
      <style:text-properties officeooo:rsid="0032e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Hotel California</text:h>
      <text:p text:style-name="Heading_20_2">(<text:span text:style-name="T1">The Eagles</text:span>)</text:p>
      <text:p text:style-name="P6">Capo 2</text:p>
      <text:p text:style-name="Heading_20_3">[INTRO]</text:p>
      <text:p text:style-name="P4">Am E7 G D F C Dm E</text:p>
      <text:p text:style-name="Heading_20_3">[VERSE 1]</text:p>
      <text:p text:style-name="P2">Am <text:s text:c="24"/>E7 <text:s text:c="20"/><text:span text:style-name="T1">G</text:span></text:p>
      <text:p text:style-name="P2"><text:s text:c="2"/>On a dark desert highway, cool wind in my hair</text:p>
      <text:p text:style-name="P2"><text:s text:c="21"/>D <text:s text:c="26"/><text:span text:style-name="T1">F</text:span></text:p>
      <text:p text:style-name="P2">Warm smell of colitas rising up through the air</text:p>
      <text:p text:style-name="P2"><text:s text:c="25"/>C <text:s text:c="24"/><text:span text:style-name="T1">Dm</text:span></text:p>
      <text:p text:style-name="P2">Up ahead in the distance, I saw a shimmering light</text:p>
      <text:p text:style-name="P2"><text:s text:c="44"/><text:span text:style-name="T1">E</text:span></text:p>
      <text:p text:style-name="P2">My head grew heavy and my sight grew dim</text:p>
      <text:p text:style-name="P2"><text:s text:c="29"/><text:span text:style-name="T1">Am</text:span></text:p>
      <text:p text:style-name="P2">I had to stop for the night</text:p>
      <text:p text:style-name="P2"><text:s text:c="33"/>E7</text:p>
      <text:p text:style-name="P3">There she stood in the doorway;</text:p>
      <text:p text:style-name="P3"><text:s text:c="25"/><text:span text:style-name="T1">G</text:span></text:p>
      <text:p text:style-name="P3">I heard the mission bell, <text:s/><text:span text:style-name="T1">a</text:span>nd I was thinking to myself</text:p>
      <text:p text:style-name="P2"><text:s text:c="14"/>D <text:s text:c="28"/><text:span text:style-name="T1">F</text:span></text:p>
      <text:p text:style-name="P2">This could be heaven or this could be hell</text:p>
      <text:p text:style-name="P2"><text:s text:c="25"/>C <text:s text:c="25"/><text:span text:style-name="T1">Dm</text:span></text:p>
      <text:p text:style-name="P2">Then she lit up a candle, and she showed me the way</text:p>
      <text:p text:style-name="P2"><text:s text:c="37"/><text:span text:style-name="T1">E</text:span></text:p>
      <text:p text:style-name="P2">There were voices down the corridor,</text:p>
      <text:p text:style-name="P2"><text:s text:c="32"/><text:span text:style-name="T1">F</text:span></text:p>
      <text:p text:style-name="P2">I thought I heard them say...</text:p>
      <text:p text:style-name="P9">[CHORUS]</text:p>
      <text:p text:style-name="P2"><text:s text:c="25"/>C <text:s text:c="13"/><text:span text:style-name="T1">E7</text:span></text:p>
      <text:p text:style-name="P3">Welcome to the Hotel California, <text:span text:style-name="T1">s</text:span>uch a lovely place, </text:p>
      <text:p text:style-name="P3"><text:soft-page-break/><text:s text:c="30"/><text:span text:style-name="T1">Am</text:span></text:p>
      <text:p text:style-name="P3">(such a lovely place), such a lovely face</text:p>
      <text:p text:style-name="P2"><text:s text:c="8"/>F <text:s text:c="30"/>C</text:p>
      <text:p text:style-name="P2">There's plenty of room at the Hotel California</text:p>
      <text:p text:style-name="P3"><text:s text:c="4"/>Dm <text:s text:c="30"/></text:p>
      <text:p text:style-name="P3">Any time of year, (any time of year) </text:p>
      <text:p text:style-name="P3"><text:s text:c="8"/>E</text:p>
      <text:p text:style-name="P3">You can find it here</text:p>
      <text:p text:style-name="P5">[VERSE 2]</text:p>
      <text:p text:style-name="P3">Am <text:s text:c="27"/></text:p>
      <text:p text:style-name="P3"><text:s text:c="3"/>Her mind is Tiffany-twisted, </text:p>
      <text:p text:style-name="P3">E7 <text:s text:c="25"/><text:span text:style-name="T1">G</text:span></text:p>
      <text:p text:style-name="P3">She got the Mercedes bends</text:p>
      <text:p text:style-name="P2"><text:s text:c="35"/>D <text:s text:c="17"/><text:span text:style-name="T5">F</text:span></text:p>
      <text:p text:style-name="P7">She got a lot of pretty pretty boys <text:s/>she calls friends</text:p>
      <text:p text:style-name="P2"><text:s text:c="34"/>C <text:s text:c="16"/><text:span text:style-name="T1">Dm</text:span></text:p>
      <text:p text:style-name="P2">How they danced in the courtyard, sweet summer sweat</text:p>
      <text:p text:style-name="P2"><text:s text:c="23"/>E <text:s text:c="21"/><text:span text:style-name="T1">Am</text:span></text:p>
      <text:p text:style-name="P2">Some dance to remember, some dance to forget</text:p>
      <text:p text:style-name="P2"><text:s text:c="27"/>E7</text:p>
      <text:p text:style-name="P3">So I called up the captain; Please bring me my wine </text:p>
      <text:p text:style-name="P2"><text:s text:c="9"/>G <text:s text:c="36"/>D <text:s text:c="4"/><text:span text:style-name="T1">F</text:span></text:p>
      <text:p text:style-name="P3">(he said) We haven't had that spirit here since 1969</text:p>
      <text:p text:style-name="P2"><text:s text:c="40"/>C <text:s text:c="7"/><text:span text:style-name="T1">Dm</text:span></text:p>
      <text:p text:style-name="P2">and still those voices are calling from far away</text:p>
      <text:p text:style-name="P2"><text:s text:c="40"/><text:span text:style-name="T1">E</text:span></text:p>
      <text:p text:style-name="P2">Wake you up in the middle of the night </text:p>
      <text:p text:style-name="P2"><text:s text:c="26"/><text:span text:style-name="T1">F</text:span></text:p>
      <text:p text:style-name="P2">Just to hear them say...</text:p>
      <text:p text:style-name="P1">[CHORUS]</text:p>
      <text:p text:style-name="P3"><text:s text:c="25"/>C <text:s text:c="13"/><text:span text:style-name="T1">E7</text:span></text:p>
      <text:p text:style-name="P3">Welcome to the Hotel California, <text:span text:style-name="T1">s</text:span>uch a lovely place, </text:p>
      <text:p text:style-name="P3"><text:s text:c="30"/><text:span text:style-name="T1">Am</text:span></text:p>
      <text:p text:style-name="P3">(such a lovely place), such a lovely face</text:p>
      <text:p text:style-name="P2"><text:soft-page-break/><text:s text:c="8"/>F <text:s text:c="28"/>C</text:p>
      <text:p text:style-name="P2">They're livin' it up at the Hotel California</text:p>
      <text:p text:style-name="P3"><text:s text:c="7"/>Dm <text:s text:c="35"/></text:p>
      <text:p text:style-name="P3">What a nice surprise, (what a nice surprise) </text:p>
      <text:p text:style-name="P3"><text:s text:c="11"/>E</text:p>
      <text:p text:style-name="P3">Bring your alibis</text:p>
      <text:p text:style-name="P5">[VERSE 3]</text:p>
      <text:p text:style-name="P2">Am <text:s text:c="24"/>E7</text:p>
      <text:p text:style-name="P3"><text:s text:c="3"/>Mirrors on the ceiling; </text:p>
      <text:p text:style-name="P3"><text:s text:c="38"/><text:span text:style-name="T1">G</text:span></text:p>
      <text:p text:style-name="P3"><text:span text:style-name="T1">P</text:span>ink champagne on ice (and she said)</text:p>
      <text:p text:style-name="P2"><text:s text:c="31"/>D <text:s text:c="18"/><text:span text:style-name="T1">F</text:span></text:p>
      <text:p text:style-name="P2">We are all just prisoners here, of our own device</text:p>
      <text:p text:style-name="P2"><text:s text:c="25"/>C <text:s text:c="26"/><text:span text:style-name="T5">Dm</text:span></text:p>
      <text:p text:style-name="P7"><text:span text:style-name="T5">I</text:span>n the master's chambers, <text:s/><text:span text:style-name="T2">T</text:span>hey gathered for the feast</text:p>
      <text:p text:style-name="P2"><text:s text:c="47"/><text:span text:style-name="T2">E</text:span> </text:p>
      <text:p text:style-name="P2">They stab it with their steely knives but they <text:span text:style-name="T2">just </text:span></text:p>
      <text:p text:style-name="P2"><text:s text:c="21"/><text:span text:style-name="T2">Am <text:s text:c="28"/>E7</text:span></text:p>
      <text:p text:style-name="P4">can't kill the beast. <text:s text:c="2"/>Last thing I remember, <text:span text:style-name="T2">I was</text:span></text:p>
      <text:p text:style-name="P2"><text:s text:c="21"/><text:span text:style-name="T2">G</text:span></text:p>
      <text:p text:style-name="P4">running for the door, I had to find the passage back </text:p>
      <text:p text:style-name="P2"><text:s text:c="6"/>D <text:s text:c="18"/><text:span text:style-name="T2">F</text:span></text:p>
      <text:p text:style-name="P4">to the place I was before. <text:s/>"Relax" said the night man,</text:p>
      <text:p text:style-name="P4"><text:s text:c="7"/>C <text:s text:c="20"/><text:span text:style-name="T2">Dm</text:span></text:p>
      <text:p text:style-name="P4"><text:span text:style-name="T2">W</text:span>e are programmed to receive, <text:s/><text:span text:style-name="T2">You can check out</text:span></text:p>
      <text:p text:style-name="P2"><text:s text:c="19"/><text:span text:style-name="T2">E</text:span></text:p>
      <text:p text:style-name="P4">any time you like, <text:s/>But you can never leave...</text:p>
      <text:p text:style-name="P1">[OUTRO]</text:p>
      <text:p text:style-name="P2">Am E7 G D F C Dm E <text:s text:c="4"/><text:span text:style-name="T4">(</text:span><text:span text:style-name="T3">x2</text:span><text:span text:style-name="T4">)</text:span></text:p>
      <text:p text:style-name="P2">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9M39S</meta:editing-duration>
    <meta:editing-cycles>34</meta:editing-cycles>
    <meta:generator>LibreOffice/6.0.1.1$MacOSX_X86_64 LibreOffice_project/60bfb1526849283ce2491346ed2aa51c465abfe6</meta:generator>
    <dc:title>Lyrics + Chords</dc:title>
    <dc:date>2018-06-29T14:56:24.006455467</dc:date>
    <meta:print-date>2017-04-03T12:23:29.985893000</meta:print-date>
    <meta:document-statistic meta:table-count="0" meta:image-count="0" meta:object-count="0" meta:page-count="3" meta:paragraph-count="95" meta:word-count="438" meta:character-count="3476" meta:non-whitespace-character-count="162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